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5.D9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4082" officeooo:paragraph-rsid="00144082"/>
    </style:style>
    <style:style style:name="P2" style:family="paragraph" style:parent-style-name="Text_20_body">
      <style:text-properties officeooo:rsid="00144082" officeooo:paragraph-rsid="001b1ef1"/>
    </style:style>
    <style:style style:name="P3" style:family="paragraph" style:parent-style-name="Text_20_body">
      <style:text-properties fo:language="en" fo:country="US" officeooo:rsid="00158d14" officeooo:paragraph-rsid="00158d14"/>
    </style:style>
    <style:style style:name="P4" style:family="paragraph" style:parent-style-name="Text_20_body">
      <style:text-properties fo:language="en" fo:country="US" officeooo:rsid="00158d14" officeooo:paragraph-rsid="00144082"/>
    </style:style>
    <style:style style:name="P5" style:family="paragraph" style:parent-style-name="Text_20_body">
      <style:text-properties fo:language="en" fo:country="US" officeooo:rsid="001ed6aa" officeooo:paragraph-rsid="001ed6aa"/>
    </style:style>
    <style:style style:name="P6" style:family="paragraph" style:parent-style-name="Text_20_body">
      <style:text-properties fo:language="en" fo:country="US" officeooo:rsid="001fe1af" officeooo:paragraph-rsid="001fe1af"/>
    </style:style>
    <style:style style:name="P7" style:family="paragraph" style:parent-style-name="Text_20_body">
      <style:text-properties fo:language="en" fo:country="US" fo:font-weight="bold" officeooo:rsid="001c3772" officeooo:paragraph-rsid="001d4053" style:font-weight-asian="bold" style:font-weight-complex="bold"/>
    </style:style>
    <style:style style:name="P8" style:family="paragraph" style:parent-style-name="Text_20_body">
      <style:text-properties fo:language="bg" fo:country="BG" officeooo:rsid="00144082" officeooo:paragraph-rsid="00144082"/>
    </style:style>
    <style:style style:name="P9" style:family="paragraph" style:parent-style-name="Text_20_body">
      <style:text-properties fo:language="bg" fo:country="BG" officeooo:rsid="00144082" officeooo:paragraph-rsid="0017074e"/>
    </style:style>
    <style:style style:name="P10" style:family="paragraph" style:parent-style-name="Text_20_body">
      <style:text-properties fo:language="bg" fo:country="BG" officeooo:rsid="0018917d" officeooo:paragraph-rsid="0018917d"/>
    </style:style>
    <style:style style:name="P11" style:family="paragraph" style:parent-style-name="Text_20_body">
      <style:text-properties fo:language="bg" fo:country="BG" officeooo:rsid="00158d14" officeooo:paragraph-rsid="00158d14"/>
    </style:style>
    <style:style style:name="P12" style:family="paragraph" style:parent-style-name="Text_20_body">
      <style:text-properties fo:language="bg" fo:country="BG" officeooo:rsid="001d4053" officeooo:paragraph-rsid="001d4053"/>
    </style:style>
    <style:style style:name="P13" style:family="paragraph" style:parent-style-name="Text_20_body">
      <style:text-properties fo:language="bg" fo:country="BG" fo:font-weight="bold" officeooo:rsid="00144082" officeooo:paragraph-rsid="00144082" style:font-weight-asian="bold" style:font-weight-complex="bold"/>
    </style:style>
    <style:style style:name="P14" style:family="paragraph" style:parent-style-name="Text_20_body">
      <style:text-properties fo:language="bg" fo:country="BG" fo:font-weight="bold" officeooo:rsid="0018917d" officeooo:paragraph-rsid="0018917d" style:font-weight-asian="bold" style:font-weight-complex="bold"/>
    </style:style>
    <style:style style:name="P15" style:family="paragraph" style:parent-style-name="Text_20_body">
      <style:text-properties fo:language="bg" fo:country="BG" officeooo:rsid="001c3772" officeooo:paragraph-rsid="001ed6aa"/>
    </style:style>
    <style:style style:name="P16" style:family="paragraph" style:parent-style-name="Text_20_body">
      <style:text-properties fo:font-weight="bold" officeooo:rsid="00144082" officeooo:paragraph-rsid="00144082" style:font-weight-asian="bold" style:font-weight-complex="bold"/>
    </style:style>
    <style:style style:name="P17" style:family="paragraph" style:parent-style-name="Standard">
      <style:text-properties fo:language="en" fo:country="US" officeooo:rsid="0017074e" officeooo:paragraph-rsid="0017074e"/>
    </style:style>
    <style:style style:name="P18" style:family="paragraph" style:parent-style-name="Table_20_Contents">
      <style:text-properties fo:language="en" fo:country="US" officeooo:rsid="00158d14" officeooo:paragraph-rsid="00158d14"/>
    </style:style>
    <style:style style:name="P19" style:family="paragraph" style:parent-style-name="Table_20_Contents">
      <style:text-properties fo:language="en" fo:country="US" fo:font-weight="bold" officeooo:rsid="00158d14" officeooo:paragraph-rsid="00158d14" style:font-weight-asian="bold" style:font-weight-complex="bold"/>
    </style:style>
    <style:style style:name="P20" style:family="paragraph" style:parent-style-name="Table_20_Contents">
      <style:text-properties fo:language="en" fo:country="US" fo:font-weight="bold" officeooo:rsid="001d4053" officeooo:paragraph-rsid="001d4053" style:font-weight-asian="bold" style:font-weight-complex="bold"/>
    </style:style>
    <style:style style:name="P21" style:family="paragraph" style:parent-style-name="Table_20_Contents">
      <style:text-properties fo:language="en" fo:country="US" officeooo:rsid="0017074e" officeooo:paragraph-rsid="0017074e"/>
    </style:style>
    <style:style style:name="P22" style:family="paragraph" style:parent-style-name="Table_20_Contents">
      <style:text-properties fo:language="en" fo:country="US" officeooo:rsid="0018917d" officeooo:paragraph-rsid="0018917d"/>
    </style:style>
    <style:style style:name="P23" style:family="paragraph" style:parent-style-name="Table_20_Contents">
      <style:text-properties fo:language="en" fo:country="US" officeooo:rsid="001d4053" officeooo:paragraph-rsid="001d4053"/>
    </style:style>
    <style:style style:name="P24" style:family="paragraph" style:parent-style-name="Table_20_Contents">
      <style:text-properties fo:language="en" fo:country="US" officeooo:rsid="001ed6aa" officeooo:paragraph-rsid="001ed6aa"/>
    </style:style>
    <style:style style:name="P25" style:family="paragraph" style:parent-style-name="Table_20_Contents">
      <style:paragraph-properties fo:text-align="end" style:justify-single-word="false"/>
      <style:text-properties fo:language="en" fo:country="US" officeooo:rsid="001ed6aa" officeooo:paragraph-rsid="001ed6aa"/>
    </style:style>
    <style:style style:name="P26" style:family="paragraph" style:parent-style-name="Table_20_Contents">
      <style:text-properties fo:language="en" fo:country="US" officeooo:rsid="001ed6aa" officeooo:paragraph-rsid="001edef2"/>
    </style:style>
    <style:style style:name="P27" style:family="paragraph" style:parent-style-name="Table_20_Contents">
      <style:text-properties fo:language="en" fo:country="US" officeooo:rsid="001edef2" officeooo:paragraph-rsid="001edef2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text-properties fo:font-weight="bold" officeooo:rsid="00158d14" officeooo:paragraph-rsid="00158d14" style:font-weight-asian="bold" style:font-weight-complex="bold"/>
    </style:style>
    <style:style style:name="P30" style:family="paragraph" style:parent-style-name="Table_20_Contents">
      <style:text-properties fo:language="bg" fo:country="BG" officeooo:rsid="0018917d" officeooo:paragraph-rsid="0018917d"/>
    </style:style>
    <style:style style:name="P31" style:family="paragraph" style:parent-style-name="Table_20_Contents">
      <style:text-properties fo:language="bg" fo:country="BG" officeooo:rsid="00158d14" officeooo:paragraph-rsid="0018917d"/>
    </style:style>
    <style:style style:name="P32" style:family="paragraph" style:parent-style-name="Table_20_Contents">
      <style:text-properties fo:language="bg" fo:country="BG" officeooo:rsid="00158d14" officeooo:paragraph-rsid="001d4053"/>
    </style:style>
    <style:style style:name="P33" style:family="paragraph" style:parent-style-name="Table_20_Contents">
      <style:text-properties fo:language="bg" fo:country="BG" officeooo:rsid="001d4053" officeooo:paragraph-rsid="001d4053"/>
    </style:style>
    <style:style style:name="P34" style:family="paragraph" style:parent-style-name="Table_20_Contents">
      <style:text-properties officeooo:rsid="0017074e" officeooo:paragraph-rsid="0017074e"/>
    </style:style>
    <style:style style:name="P35" style:family="paragraph" style:parent-style-name="Table_20_Contents">
      <style:text-properties officeooo:rsid="0018917d" officeooo:paragraph-rsid="0018917d"/>
    </style:style>
    <style:style style:name="P36" style:family="paragraph" style:parent-style-name="Table_20_Contents">
      <style:text-properties officeooo:rsid="001d4053" officeooo:paragraph-rsid="001d4053"/>
    </style:style>
    <style:style style:name="P37" style:family="paragraph" style:parent-style-name="Table_20_Contents">
      <style:paragraph-properties fo:text-align="center" style:justify-single-word="false"/>
      <style:text-properties fo:font-size="13pt" fo:language="en" fo:country="US" fo:font-weight="bold" officeooo:rsid="001d4053" officeooo:paragraph-rsid="001d4053" style:font-size-asian="13pt" style:font-weight-asian="bold" style:font-size-complex="13pt" style:font-weight-complex="bold"/>
    </style:style>
    <style:style style:name="P38" style:family="paragraph" style:parent-style-name="Text_20_body">
      <style:paragraph-properties fo:break-before="page"/>
      <style:text-properties fo:language="en" fo:country="US" fo:font-weight="bold" officeooo:rsid="001ed6aa" officeooo:paragraph-rsid="001ed6aa" style:font-weight-asian="bold" style:font-weight-complex="bold"/>
    </style:style>
    <style:style style:name="P39" style:family="paragraph" style:parent-style-name="Text_20_body">
      <style:paragraph-properties fo:break-before="page"/>
      <style:text-properties fo:language="en" fo:country="US" fo:font-weight="bold" officeooo:rsid="00158d14" officeooo:paragraph-rsid="00158d14" style:font-weight-asian="bold" style:font-weight-complex="bold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8917d"/>
    </style:style>
    <style:style style:name="T3" style:family="text">
      <style:text-properties fo:language="bg" fo:country="BG" officeooo:rsid="0019f35a"/>
    </style:style>
    <style:style style:name="T4" style:family="text">
      <style:text-properties fo:language="bg" fo:country="BG" officeooo:rsid="001b1ef1"/>
    </style:style>
    <style:style style:name="T5" style:family="text">
      <style:text-properties fo:language="bg" fo:country="BG" officeooo:rsid="001c3772"/>
    </style:style>
    <style:style style:name="T6" style:family="text">
      <style:text-properties fo:language="bg" fo:country="BG" officeooo:rsid="001edef2"/>
    </style:style>
    <style:style style:name="T7" style:family="text">
      <style:text-properties fo:language="bg" fo:country="BG" officeooo:rsid="001fe1af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7074e"/>
    </style:style>
    <style:style style:name="T10" style:family="text">
      <style:text-properties fo:language="en" fo:country="US" officeooo:rsid="001b1ef1"/>
    </style:style>
    <style:style style:name="T11" style:family="text">
      <style:text-properties fo:language="en" fo:country="US" officeooo:rsid="001d4053"/>
    </style:style>
    <style:style style:name="T12" style:family="text">
      <style:text-properties fo:language="en" fo:country="US" officeooo:rsid="001ed6aa"/>
    </style:style>
    <style:style style:name="T13" style:family="text">
      <style:text-properties fo:language="en" fo:country="US" officeooo:rsid="00229897"/>
    </style:style>
    <style:style style:name="T14" style:family="text">
      <style:text-properties fo:language="en" fo:country="US" officeooo:rsid="00245aaf"/>
    </style:style>
    <style:style style:name="T15" style:family="text">
      <style:text-properties officeooo:rsid="0017074e"/>
    </style:style>
    <style:style style:name="T16" style:family="text">
      <style:text-properties officeooo:rsid="0018917d"/>
    </style:style>
    <style:style style:name="T17" style:family="text">
      <style:text-properties officeooo:rsid="001ed6aa"/>
    </style:style>
    <style:style style:name="T18" style:family="text">
      <style:text-properties officeooo:rsid="001edef2"/>
    </style:style>
    <style:style style:name="T19" style:family="text">
      <style:text-properties officeooo:rsid="00245a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launcheTestsDB <text:span text:style-name="T1">Задание</text:span></text:p>
      <text:p text:style-name="P16"><text:span text:style-name="T1">0. Създаване на </text:span><text:span text:style-name="T8">MongoDB </text:span><text:span text:style-name="T1">база данни</text:span></text:p>
      <text:p text:style-name="P8">Трябва да съдържа юзери, тестове и места (всичко без организации)</text:p>
      <text:p text:style-name="P16"><text:span text:style-name="T1">1. Зареждеане на организации от зипнати екселски файлове в </text:span><text:span text:style-name="T8">SQL Server</text:span></text:p>
      <text:p text:style-name="P2"><text:span text:style-name="T8">- </text:span><text:span text:style-name="T4">Създаване на </text:span><text:span text:style-name="T8">SQL Server </text:span><text:span text:style-name="T4">база данни, добавсяне в </text:span><text:span text:style-name="T10">C# </text:span><text:span text:style-name="T4">проект с</text:span><text:span text:style-name="T10"> ADO.NET</text:span></text:p>
      <text:p text:style-name="P1"><text:span text:style-name="T8">- </text:span><text:span text:style-name="T1">Експортиране на данните от </text:span><text:span text:style-name="T8">MongoDB </text:span><text:span text:style-name="T1">(задача 0)</text:span></text:p>
      <text:p text:style-name="P1"><text:span text:style-name="T8">- </text:span><text:span text:style-name="T1">Зареждане на информация от „</text:span><text:span text:style-name="T8">Organisations-new-members.zip</text:span><text:span text:style-name="T1">“ </text:span><text:span text:style-name="T13">(exel 2003)</text:span></text:p>
      <text:p text:style-name="P8">Пример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>Планинсла Спасителна Служба (ПСС)</text:p>
          </table:table-cell>
        </table:table-row>
        <table:table-row>
          <table:table-cell table:style-name="Table1.A2" office:value-type="string">
            <text:p text:style-name="P19">UserID</text:p>
          </table:table-cell>
        </table:table-row>
        <table:table-row>
          <table:table-cell table:style-name="Table1.A2" office:value-type="string">
            <text:p text:style-name="P18">879UYGTU45-R5H9IJUEF-5BGFG5</text:p>
          </table:table-cell>
        </table:table-row>
        <table:table-row>
          <table:table-cell table:style-name="Table1.A2" office:value-type="string">
            <text:p text:style-name="Table_20_Contents">...</text:p>
          </table:table-cell>
        </table:table-row>
      </table:table>
      <text:p text:style-name="P8"/>
      <text:p text:style-name="P7">2. PDF <text:span text:style-name="T1">Доклад от SQL Server.</text:span></text:p>
      <text:p text:style-name="P12">Пример: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37"><text:span text:style-name="T17">Annual </text:span>User <text:span text:style-name="T17">Tests</text:span> Report</text:p>
          </table:table-cell>
          <table:covered-table-cell/>
          <table:covered-table-cell/>
          <table:covered-table-cell/>
        </table:table-row>
        <table:table-row>
          <table:table-cell table:style-name="Table5.A2" table:number-columns-spanned="4" office:value-type="string">
            <text:p text:style-name="P23">Period: Jan. 2015 – Feb. 2016</text:p>
          </table:table-cell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28"><text:s/><text:span text:style-name="T11">User Name</text:span></text:p>
          </table:table-cell>
          <table:table-cell table:style-name="Table5.A3" office:value-type="string">
            <text:p text:style-name="P20">User Memberships</text:p>
          </table:table-cell>
          <table:table-cell table:style-name="Table5.A3" office:value-type="string">
            <text:p text:style-name="P20">Locations</text:p>
          </table:table-cell>
          <table:table-cell table:style-name="Table5.A2" office:value-type="string">
            <text:p text:style-name="P20">Total Tests Count</text:p>
          </table:table-cell>
        </table:table-row>
        <table:table-row>
          <table:table-cell table:style-name="Table5.A5" office:value-type="string">
            <text:p text:style-name="P36">Пешо лудия</text:p>
          </table:table-cell>
          <table:table-cell table:style-name="Table5.C5" office:value-type="string">
            <text:p text:style-name="P32">ПСС, БАСЕС</text:p>
          </table:table-cell>
          <table:table-cell table:style-name="Table5.C5" office:value-type="string">
            <text:p text:style-name="P23">Rila, Pirin</text:p>
          </table:table-cell>
          <table:table-cell table:style-name="Table5.D5" office:value-type="string">
            <text:p text:style-name="P23">23</text:p>
          </table:table-cell>
        </table:table-row>
        <table:table-row>
          <table:table-cell table:style-name="Table5.A5" office:value-type="string">
            <text:p text:style-name="P33">Иван Иванов Иванов</text:p>
          </table:table-cell>
          <table:table-cell table:style-name="Table5.C5" office:value-type="string">
            <text:p text:style-name="Table_20_Contents"/>
          </table:table-cell>
          <table:table-cell table:style-name="Table5.C5" office:value-type="string">
            <text:p text:style-name="P36"><text:span text:style-name="T12">Pirin</text:span> <text:span text:style-name="T12">Bezbog</text:span></text:p>
          </table:table-cell>
          <table:table-cell table:style-name="Table5.D5" office:value-type="string">
            <text:p text:style-name="P36">2</text:p>
          </table:table-cell>
        </table:table-row>
        <table:table-row>
          <table:table-cell table:style-name="Table5.A6" table:number-columns-spanned="3" office:value-type="string">
            <text:p text:style-name="P25">Total monthly reports</text:p>
          </table:table-cell>
          <table:covered-table-cell/>
          <table:covered-table-cell/>
          <table:table-cell table:style-name="Table5.D6" office:value-type="string">
            <text:p text:style-name="P24">25</text:p>
          </table:table-cell>
        </table:table-row>
        <table:table-row>
          <table:table-cell table:style-name="Table5.A2" table:number-columns-spanned="4" office:value-type="string">
            <text:p text:style-name="P23">Period: Dec. 2015 – Jan. 2015</text:p>
          </table:table-cell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28"><text:s/><text:span text:style-name="T11">User Name</text:span></text:p>
          </table:table-cell>
          <table:table-cell table:style-name="Table5.A3" office:value-type="string">
            <text:p text:style-name="P20">User Memberships</text:p>
          </table:table-cell>
          <table:table-cell table:style-name="Table5.A3" office:value-type="string">
            <text:p text:style-name="P20">Locations</text:p>
          </table:table-cell>
          <table:table-cell table:style-name="Table5.A2" office:value-type="string">
            <text:p text:style-name="P20">Total Tests Count</text:p>
          </table:table-cell>
        </table:table-row>
        <table:table-row>
          <table:table-cell table:style-name="Table5.A9" office:value-type="string">
            <text:p text:style-name="P28"/>
          </table:table-cell>
          <table:table-cell table:style-name="Table5.A9" office:value-type="string">
            <text:p text:style-name="P20"/>
          </table:table-cell>
          <table:table-cell table:style-name="Table5.A9" office:value-type="string">
            <text:p text:style-name="P20"/>
          </table:table-cell>
          <table:table-cell table:style-name="Table5.D9" office:value-type="string">
            <text:p text:style-name="P20"/>
          </table:table-cell>
        </table:table-row>
      </table:table>
      <text:p text:style-name="P12"/>
      <text:p text:style-name="P5"/>
      <text:p text:style-name="P38">3. XML <text:span text:style-name="T1">Доклад от </text:span><text:span text:style-name="T5">SQL Server.</text:span></text:p>
      <text:p text:style-name="P6"><text:span text:style-name="T5">П</text:span><text:span text:style-name="T1">ример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4">Rila-tests.xml</text:p>
          </table:table-cell>
        </table:table-row>
        <table:table-row>
          <table:table-cell table:style-name="Table6.A2" office:value-type="string">
            <text:p text:style-name="P24">&lt;tests period=”<text:span text:style-name="T18">29-Jan-2015 – 05-Feb-2015</text:span>”&gt;</text:p>
            <text:p text:style-name="P24"><text:s text:c="4"/><text:span text:style-name="T18">&lt;test&gt;</text:span></text:p>
            <text:p text:style-name="P26"><text:s text:c="8"/><text:span text:style-name="T18">&lt;date&gt;29-Jan-2015&lt;/date&gt;</text:span></text:p>
            <text:p text:style-name="P26"><text:s text:c="8"/><text:span text:style-name="T18">&lt;position&gt; <text:s/>//</text:span><text:span text:style-name="T6">ако има</text:span></text:p>
            <text:p text:style-name="P26"><text:s text:c="13"/><text:span text:style-name="T6">&lt;</text:span><text:span text:style-name="T18">latitude&gt;42.67267</text:span><text:span text:style-name="T6">&lt;/</text:span><text:span text:style-name="T18">latitude&gt;</text:span></text:p>
            <text:p text:style-name="P26"><text:s text:c="13"/><text:span text:style-name="T6">&lt;l</text:span><text:span text:style-name="T18">ongitude&gt;23.67267</text:span><text:span text:style-name="T6">&lt;/l</text:span><text:span text:style-name="T18">ongitude&gt;</text:span></text:p>
            <text:p text:style-name="P26"><text:s text:c="13"/><text:span text:style-name="T6">&lt;</text:span><text:span text:style-name="T18">elevation&gt;2106.4</text:span><text:span text:style-name="T6">&lt;/</text:span><text:span text:style-name="T18">elevation&gt;</text:span></text:p>
            <text:p text:style-name="P26"><text:s text:c="8"/><text:span text:style-name="T18">&lt;/position&gt;</text:span></text:p>
            <text:p text:style-name="P26"><text:s text:c="8"/><text:span text:style-name="T18">&lt;danger-level&gt;</text:span><text:span text:style-name="T7">2</text:span><text:span text:style-name="T18">&lt;/danger-level&gt;</text:span></text:p>
            <text:p text:style-name="P26"><text:s text:c="8"/><text:span text:style-name="T18">&lt;results&gt;</text:span><text:span text:style-name="T6">Компресионен тест 2 повторения. Слой 163-154 </text:span><text:span text:style-name="T7">см.</text:span><text:span text:style-name="T6"> – СТ1, СТ3; </text:span><text:span text:style-name="T7">Сл...</text:span><text:span text:style-name="T18">&lt;/results&gt;</text:span></text:p>
            <text:p text:style-name="P24"><text:s text:c="4"/><text:span text:style-name="T18">&lt;/test&gt;</text:span></text:p>
            <text:p text:style-name="P27">&lt;/tests&gt;</text:p>
          </table:table-cell>
        </table:table-row>
      </table:table>
      <text:p text:style-name="P15"/>
      <text:p text:style-name="P13">4. <text:span text:style-name="T8">JSON </text:span>Доклади</text:p>
      <text:p text:style-name="P9">- Създаване на <text:span text:style-name="T8">JSON </text:span>доклад <text:span text:style-name="T15">за всеки потребител</text:span> <text:span text:style-name="T15">от </text:span><text:span text:style-name="T9">MS SQL Server </text:span><text:span text:style-name="T15">(задача 1)</text:span></text:p>
      <text:p text:style-name="P8">Пример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[userId].json</text:p>
          </table:table-cell>
        </table:table-row>
        <table:table-row>
          <table:table-cell table:style-name="Table2.A2" office:value-type="string">
            <text:p text:style-name="P18">{</text:p>
            <text:p text:style-name="P18"><text:s text:c="5"/>“user-id” : [userId]</text:p>
            <text:p text:style-name="P18"><text:s text:c="5"/>“user-name” : “<text:span text:style-name="T1">Пешо Лудия</text:span>”,</text:p>
            <text:p text:style-name="P18"><text:s text:c="5"/>“user-organisations” : [<text:span text:style-name="T1">„ПСС“, „БАСЕС“</text:span>],</text:p>
            <text:p text:style-name="P18">}</text:p>
          </table:table-cell>
        </table:table-row>
      </table:table>
      <text:p text:style-name="P4"/>
      <text:p text:style-name="P8">- Запазване на докладите в <text:span text:style-name="T8">MySQL </text:span><text:span text:style-name="T15">с юзери и организации</text:span></text:p>
      <text:p text:style-name="P8">Трябва да съдържа юзери и организации.</text:p>
      <text:p text:style-name="P3"/>
      <text:p text:style-name="P39">5. <text:span text:style-name="T1">Добавяне на информация от </text:span>XML <text:span text:style-name="T1">файл</text:span></text:p>
      <text:p text:style-name="P3"><text:span text:style-name="T1">- </text:span><text:span text:style-name="T2">зареждане на данните</text:span></text:p>
      <text:p text:style-name="P11">Примерен файл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Places.xml</text:p>
          </table:table-cell>
        </table:table-row>
        <table:table-row>
          <table:table-cell table:style-name="Table3.A2" office:value-type="string">
            <text:p text:style-name="P34">&lt;?xml version="1.0" encoding="UTF-8"?&gt;</text:p>
            <text:p text:style-name="P21">&lt;places&gt;</text:p>
            <text:p text:style-name="P21"><text:s text:c="4"/>&lt;place name=”Rila”&gt;</text:p>
            <text:p text:style-name="P21"><text:s text:c="8"/><text:span text:style-name="T1">&lt;</text:span>gps-point&gt; <text:s text:c="2"/>//<text:span text:style-name="T1">поне 3 точки </text:span><text:span text:style-name="T3">или 0</text:span></text:p>
            <text:p text:style-name="P21"><text:s text:c="12"/>&lt;latitude&gt;42.7883754853&lt;/latitude&gt;</text:p>
            <text:p text:style-name="P21"><text:s text:c="12"/>&lt;longitude&gt;42.7883754853&lt;/longitude&gt;</text:p>
            <text:p text:style-name="P21"><text:s text:c="12"/>&lt;elevation&gt;0&lt;/elevation&gt;// <text:span text:style-name="T1">ако може без това</text:span></text:p>
            <text:p text:style-name="P21"><text:s text:c="8"/><text:span text:style-name="T1">&lt;</text:span>gps-point&gt;</text:p>
            <text:p text:style-name="P17"><text:span text:style-name="T1"><text:s text:c="9"/>&lt;</text:span>gps-point&gt; </text:p>
            <text:p text:style-name="P21"><text:s text:c="12"/>&lt;latitude&gt;42.7883754853&lt;/latitude&gt;</text:p>
            <text:p text:style-name="P21"><text:s text:c="12"/>&lt;longitude&gt;42.7883754853&lt;/longitude&gt;</text:p>
            <text:p text:style-name="P21"><text:s text:c="12"/>&lt;elevation&gt;0&lt;/elevation&gt;</text:p>
            <text:p text:style-name="P21"><text:s text:c="8"/><text:span text:style-name="T1">&lt;</text:span>gps-point&gt;</text:p>
            <text:p text:style-name="P21"><text:s text:c="8"/>…</text:p>
            <text:p text:style-name="P21"><text:s text:c="4"/>&lt;/place</text:p>
            <text:p text:style-name="P21"><text:s text:c="4"/>&lt;place name=”Vitosha”&gt;</text:p>
            <text:p text:style-name="P21"><text:s text:c="8"/><text:span text:style-name="T1">&lt;</text:span>gps-point&gt; </text:p>
            <text:p text:style-name="P21"><text:s text:c="12"/>&lt;latitude&gt;42.7883754853&lt;/latitude&gt;</text:p>
            <text:p text:style-name="P21"><text:s text:c="12"/>&lt;longitude&gt;42.7883754853&lt;/longitude&gt;</text:p>
            <text:p text:style-name="P21"><text:s text:c="12"/>&lt;elevation&gt;0&lt;/elevation&gt;// <text:span text:style-name="T1">ако може без това</text:span></text:p>
            <text:p text:style-name="P21"><text:s text:c="8"/><text:span text:style-name="T1">&lt;</text:span>gps-point&gt;</text:p>
            <text:p text:style-name="P17"><text:span text:style-name="T1"><text:s text:c="9"/>&lt;</text:span>gps-point&gt; </text:p>
            <text:p text:style-name="P21"><text:s text:c="12"/>&lt;latitude&gt;42.7883754853&lt;/latitude&gt;</text:p>
            <text:p text:style-name="P21"><text:s text:c="12"/>&lt;longitude&gt;42.7883754853&lt;/longitude&gt;</text:p>
            <text:p text:style-name="P21"><text:s text:c="12"/>&lt;elevation&gt;0&lt;/elevation&gt;</text:p>
            <text:p text:style-name="P21"><text:s text:c="8"/><text:span text:style-name="T1">&lt;</text:span>gps-point&gt;</text:p>
            <text:p text:style-name="P21"><text:s text:c="8"/>…</text:p>
            <text:p text:style-name="P21"><text:s text:c="4"/>&lt;/place</text:p>
            <text:p text:style-name="P21">&lt;/places&gt;</text:p>
          </table:table-cell>
        </table:table-row>
      </table:table>
      <text:p text:style-name="P11"/>
      <text:p text:style-name="P3"><text:span text:style-name="T1">- Запазване на данните в </text:span><text:span text:style-name="T16">SQL Server </text:span><text:span text:style-name="T2">и </text:span><text:span text:style-name="T16">MongoDB</text:span></text:p>
      <text:p text:style-name="P14">6. Създаване на ексел доклад (доклад за продажби)</text:p>
      <text:p text:style-name="P10">- Зареждане на данни от <text:span text:style-name="T8">SQLite </text:span><text:span text:style-name="T14">(</text:span><text:span text:style-name="T19">Трябва да съдържа юзери и някакви продажби)</text:span></text:p>
      <text:p text:style-name="P10"><text:span text:style-name="T8">- </text:span>Зареждане на данни от <text:span text:style-name="T8">MySQL</text:span></text:p>
      <text:p text:style-name="P10"><text:span text:style-name="T8">- </text:span>Генериране на таблица</text:p>
      <text:p text:style-name="P10">Пример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2">User Name</text:p>
          </table:table-cell>
          <table:table-cell table:style-name="Table4.A1" office:value-type="string">
            <text:p text:style-name="P22">Organisations</text:p>
          </table:table-cell>
          <table:table-cell table:style-name="Table4.C1" office:value-type="string">
            <text:p text:style-name="P22">Purchases Total in USD</text:p>
          </table:table-cell>
        </table:table-row>
        <table:table-row>
          <table:table-cell table:style-name="Table4.A2" office:value-type="string">
            <text:p text:style-name="P30">Пешо Лудия</text:p>
          </table:table-cell>
          <table:table-cell table:style-name="Table4.A2" office:value-type="string">
            <text:p text:style-name="P31">ПСС, БАСЕС</text:p>
          </table:table-cell>
          <table:table-cell table:style-name="Table4.C2" office:value-type="string">
            <text:p text:style-name="P35">4084.53</text:p>
          </table:table-cell>
        </table:table-row>
        <table:table-row>
          <table:table-cell table:style-name="Table4.A2" office:value-type="string">
            <text:p text:style-name="P35">Иван Иванов Иванов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35">0.00</text:p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7:07:32.086000000</meta:creation-date>
    <dc:date>2015-10-19T17:24:37.656000000</dc:date>
    <meta:editing-duration>P1DT21H6M42S</meta:editing-duration>
    <meta:editing-cycles>7</meta:editing-cycles>
    <meta:generator>LibreOffice/5.0.2.2$Windows_x86 LibreOffice_project/37b43f919e4de5eeaca9b9755ed688758a8251fe</meta:generator>
    <meta:document-statistic meta:table-count="6" meta:image-count="0" meta:object-count="0" meta:page-count="4" meta:paragraph-count="107" meta:word-count="318" meta:character-count="2816" meta:non-whitespace-character-count="2249"/>
  </office:meta>
</office:document-meta>
</file>